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adornments="Regular" style:font-pitch="variable" style:font-charset="x-symbol"/>
    <style:font-face style:name="Lohit Devanagari1" svg:font-family="'Lohit Devanagari'"/>
    <style:font-face style:name="Courier New1" svg:font-family="'Courier New'"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language="fr" fo:country="CA"/>
    </style:style>
    <style:style style:name="P2" style:family="paragraph" style:parent-style-name="Standard">
      <style:paragraph-properties fo:text-align="justify" style:justify-single-word="false"/>
      <style:text-properties fo:language="fr" fo:country="CA"/>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4pt" fo:language="fr" fo:country="CA" fo:font-weight="bold" style:font-size-asian="14pt" style:font-weight-asian="bold"/>
    </style:style>
    <style:style style:name="P5" style:family="paragraph" style:parent-style-name="Standard">
      <style:paragraph-properties fo:margin-left="36pt" fo:margin-right="0pt" fo:text-align="justify" style:justify-single-word="false" fo:text-indent="0pt" style:auto-text-indent="false"/>
    </style:style>
    <style:style style:name="P6" style:family="paragraph" style:parent-style-name="Standard">
      <style:paragraph-properties fo:margin-left="36pt" fo:margin-right="0pt" fo:text-align="justify" style:justify-single-word="false" fo:text-indent="0pt" style:auto-text-indent="false"/>
      <style:text-properties fo:language="fr" fo:country="CA"/>
    </style:style>
    <style:style style:name="P7" style:family="paragraph" style:parent-style-name="Standard">
      <style:paragraph-properties fo:margin-left="18pt" fo:margin-right="0pt" fo:text-align="justify" style:justify-single-word="false" fo:text-indent="0pt" style:auto-text-indent="false"/>
      <style:text-properties fo:language="fr" fo:country="CA"/>
    </style:style>
    <style:style style:name="P8" style:family="paragraph" style:parent-style-name="Standard">
      <style:paragraph-properties fo:margin-left="0pt" fo:margin-right="0pt" fo:text-align="justify" style:justify-single-word="false" fo:text-indent="36pt" style:auto-text-indent="false"/>
    </style:style>
    <style:style style:name="P9" style:family="paragraph" style:parent-style-name="Standard">
      <style:paragraph-properties fo:margin-left="0pt" fo:margin-right="0pt" fo:text-align="justify" style:justify-single-word="false" fo:text-indent="36pt" style:auto-text-indent="false"/>
      <style:text-properties fo:language="fr" fo:country="CA"/>
    </style:style>
    <style:style style:name="P10" style:family="paragraph" style:parent-style-name="Standard">
      <style:paragraph-properties fo:margin-left="54pt" fo:margin-right="0pt" fo:text-align="justify" style:justify-single-word="false" fo:text-indent="-54pt" style:auto-text-indent="false">
        <style:tab-stops>
          <style:tab-stop style:position="54pt"/>
        </style:tab-stops>
      </style:paragraph-properties>
      <style:text-properties fo:language="fr" fo:country="CA"/>
    </style:style>
    <style:style style:name="P11" style:family="paragraph" style:parent-style-name="Standard">
      <style:paragraph-properties fo:margin-left="72pt" fo:margin-right="0pt" fo:text-align="justify" style:justify-single-word="false" fo:text-indent="-54pt" style:auto-text-indent="false">
        <style:tab-stops>
          <style:tab-stop style:position="54pt"/>
        </style:tab-stops>
      </style:paragraph-properties>
    </style:style>
    <style:style style:name="P12" style:family="paragraph" style:parent-style-name="Standard">
      <style:paragraph-properties fo:margin-left="54pt" fo:margin-right="0pt" fo:text-align="justify" style:justify-single-word="false" fo:text-indent="-18pt" style:auto-text-indent="false">
        <style:tab-stops>
          <style:tab-stop style:position="54pt"/>
        </style:tab-stops>
      </style:paragraph-properties>
      <style:text-properties fo:font-size="11pt" fo:language="fr" fo:country="CA" style:font-size-asian="11pt"/>
    </style:style>
    <style:style style:name="P13" style:family="paragraph" style:parent-style-name="Text_20_body_20_indent">
      <style:paragraph-properties fo:text-align="justify" style:justify-single-word="false"/>
    </style:style>
    <style:style style:name="P14" style:family="paragraph" style:parent-style-name="Subtitle">
      <style:paragraph-properties fo:text-align="center" style:justify-single-word="false" style:border-line-width-bottom="0.11pt 0.11pt 0.11pt" fo:padding-left="0pt" fo:padding-right="0pt" fo:padding-top="0pt" fo:padding-bottom="0.99pt" fo:border-left="none" fo:border-right="none" fo:border-top="none" fo:border-bottom="0.31pt double #000001"/>
    </style:style>
    <style:style style:name="P15" style:family="paragraph" style:parent-style-name="endnote_20_text">
      <style:text-properties style:font-name="Times New Roman" style:font-name-complex="Times New Roman1"/>
    </style:style>
    <style:style style:name="P16" style:family="paragraph" style:parent-style-name="endnote_20_text">
      <style:paragraph-properties fo:text-align="justify" style:justify-single-word="false"/>
      <style:text-properties style:font-name="Times New Roman" style:font-name-complex="Times New Roman1"/>
    </style:style>
    <style:style style:name="P17" style:family="paragraph" style:parent-style-name="endnote_20_text">
      <style:paragraph-properties fo:text-align="justify" style:justify-single-word="false"/>
      <style:text-properties style:font-name="Times New Roman" fo:font-weight="bold" style:font-weight-asian="bold" style:font-name-complex="Times New Roman1" style:font-weight-complex="bold"/>
    </style:style>
    <style:style style:name="P18" style:family="paragraph" style:parent-style-name="Standard">
      <style:paragraph-properties fo:text-align="center" style:justify-single-word="false">
        <style:tab-stops>
          <style:tab-stop style:position="463.49pt" style:type="right"/>
        </style:tab-stops>
      </style:paragraph-properties>
      <style:text-properties fo:language="fr" fo:country="CA"/>
    </style:style>
    <style:style style:name="P19" style:family="paragraph" style:parent-style-name="Standard">
      <style:paragraph-properties fo:text-align="justify" style:justify-single-word="false"/>
      <style:text-properties fo:language="fr" fo:country="CA"/>
    </style:style>
    <style:style style:name="P20" style:family="paragraph" style:parent-style-name="Standard" style:list-style-name="WWNum7">
      <style:paragraph-properties fo:text-align="justify" style:justify-single-word="false"/>
      <style:text-properties fo:language="fr" fo:country="CA"/>
    </style:style>
    <style:style style:name="P21" style:family="paragraph" style:parent-style-name="Standard">
      <style:paragraph-properties fo:text-align="justify" style:justify-single-word="false"/>
      <style:text-properties fo:font-size="14pt" fo:language="fr" fo:country="CA" fo:font-weight="bold" style:font-size-asian="14pt" style:font-weight-asian="bold"/>
    </style:style>
    <style:style style:name="P22" style:family="paragraph" style:parent-style-name="Standard" style:list-style-name="WWNum7">
      <style:paragraph-properties fo:text-align="justify" style:justify-single-word="false"/>
    </style:style>
    <style:style style:name="P23" style:family="paragraph" style:parent-style-name="Standard">
      <style:paragraph-properties fo:margin-left="36pt" fo:margin-right="0pt" fo:text-align="justify" style:justify-single-word="false" fo:text-indent="0pt" style:auto-text-indent="false"/>
      <style:text-properties fo:language="fr" fo:country="CA"/>
    </style:style>
    <style:style style:name="P24" style:family="paragraph" style:parent-style-name="Standard" style:list-style-name="WWNum6">
      <style:paragraph-properties fo:margin-left="54pt" fo:margin-right="0pt" fo:text-align="justify" style:justify-single-word="false" fo:text-indent="-18.54pt" style:auto-text-indent="false">
        <style:tab-stops>
          <style:tab-stop style:position="54pt"/>
        </style:tab-stops>
      </style:paragraph-properties>
    </style:style>
    <style:style style:name="P25" style:family="paragraph" style:parent-style-name="Standard" style:list-style-name="WWNum6">
      <style:paragraph-properties fo:margin-left="54pt" fo:margin-right="0pt" fo:text-align="justify" style:justify-single-word="false" fo:text-indent="-18.54pt" style:auto-text-indent="false">
        <style:tab-stops>
          <style:tab-stop style:position="54pt"/>
        </style:tab-stops>
      </style:paragraph-properties>
      <style:text-properties fo:language="fr" fo:country="CA"/>
    </style:style>
    <style:style style:name="P26" style:family="paragraph" style:parent-style-name="Standard">
      <style:paragraph-properties fo:margin-left="54pt" fo:margin-right="0pt" fo:text-align="justify" style:justify-single-word="false" fo:text-indent="-54pt" style:auto-text-indent="false">
        <style:tab-stops>
          <style:tab-stop style:position="54pt"/>
        </style:tab-stops>
      </style:paragraph-properties>
      <style:text-properties fo:language="fr" fo:country="CA"/>
    </style:style>
    <style:style style:name="P27" style:family="paragraph" style:parent-style-name="Standard" style:list-style-name="WWNum6">
      <style:paragraph-properties fo:margin-left="36pt" fo:margin-right="0pt" fo:text-align="justify" style:justify-single-word="false" fo:text-indent="-0.54pt" style:auto-text-indent="false">
        <style:tab-stops>
          <style:tab-stop style:position="54pt"/>
        </style:tab-stops>
      </style:paragraph-properties>
      <style:text-properties fo:language="fr" fo:country="CA"/>
    </style:style>
    <style:style style:name="P28" style:family="paragraph" style:parent-style-name="Standard">
      <style:paragraph-properties fo:margin-left="72pt" fo:margin-right="0pt" fo:text-align="justify" style:justify-single-word="false" fo:text-indent="-54pt" style:auto-text-indent="false">
        <style:tab-stops>
          <style:tab-stop style:position="54pt"/>
        </style:tab-stops>
      </style:paragraph-properties>
      <style:text-properties fo:language="fr" fo:country="CA"/>
    </style:style>
    <style:style style:name="P29" style:family="paragraph" style:parent-style-name="Standard" style:list-style-name="WWNum6">
      <style:paragraph-properties fo:margin-left="72pt" fo:margin-right="0pt" fo:text-align="justify" style:justify-single-word="false" fo:text-indent="-36.54pt" style:auto-text-indent="false">
        <style:tab-stops>
          <style:tab-stop style:position="54pt"/>
        </style:tab-stops>
      </style:paragraph-properties>
      <style:text-properties fo:language="fr" fo:country="CA"/>
    </style:style>
    <style:style style:name="P30" style:family="paragraph" style:parent-style-name="Standard">
      <style:paragraph-properties fo:margin-left="72pt" fo:margin-right="0pt" fo:text-align="justify" style:justify-single-word="false" fo:text-indent="0pt" style:auto-text-indent="false">
        <style:tab-stops>
          <style:tab-stop style:position="72pt"/>
        </style:tab-stops>
      </style:paragraph-properties>
      <style:text-properties fo:language="fr" fo:country="CA"/>
    </style:style>
    <style:style style:name="P31" style:family="paragraph" style:parent-style-name="Standard" style:list-style-name="WWNum6">
      <style:paragraph-properties fo:margin-left="54pt" fo:margin-right="0pt" fo:text-align="justify" style:justify-single-word="false" fo:text-indent="-18pt" style:auto-text-indent="false">
        <style:tab-stops>
          <style:tab-stop style:position="54pt"/>
        </style:tab-stops>
      </style:paragraph-properties>
    </style:style>
    <style:style style:name="P32" style:family="paragraph" style:parent-style-name="Standard">
      <style:paragraph-properties fo:margin-left="54pt" fo:margin-right="0pt" fo:text-align="justify" style:justify-single-word="false" fo:text-indent="-18pt" style:auto-text-indent="false">
        <style:tab-stops>
          <style:tab-stop style:position="54pt"/>
        </style:tab-stops>
      </style:paragraph-properties>
      <style:text-properties fo:font-size="11pt" fo:language="fr" fo:country="CA" style:font-size-asian="11pt"/>
    </style:style>
    <style:style style:name="P33" style:family="paragraph" style:parent-style-name="Standard">
      <style:paragraph-properties fo:margin-left="54pt" fo:margin-right="0pt" fo:text-align="justify" style:justify-single-word="false" fo:text-indent="-18pt" style:auto-text-indent="false">
        <style:tab-stops>
          <style:tab-stop style:position="54pt"/>
        </style:tab-stops>
      </style:paragraph-properties>
      <style:text-properties fo:language="fr" fo:country="CA" fo:font-weight="bold" style:font-weight-asian="bold" style:font-weight-complex="bold"/>
    </style:style>
    <style:style style:name="P34" style:family="paragraph" style:parent-style-name="Corps_20_de_20_texte_20_21" style:list-style-name="WWNum3">
      <style:paragraph-properties fo:text-align="justify" style:justify-single-word="false">
        <style:tab-stops>
          <style:tab-stop style:position="74.24pt"/>
        </style:tab-stops>
      </style:paragraph-properties>
    </style:style>
    <style:style style:name="P35" style:family="paragraph" style:parent-style-name="Corps_20_de_20_texte_20_21" style:list-style-name="WWNum3">
      <style:paragraph-properties fo:text-align="justify" style:justify-single-word="false"/>
    </style:style>
    <style:style style:name="P36" style:family="paragraph" style:parent-style-name="List_20_Paragraph" style:list-style-name="WWNum8">
      <style:paragraph-properties fo:text-align="justify" style:justify-single-word="false"/>
      <style:text-properties fo:language="fr" fo:country="CA"/>
    </style:style>
    <style:style style:name="P37" style:family="paragraph" style:parent-style-name="endnote_20_text">
      <style:paragraph-properties fo:text-align="justify" style:justify-single-word="false" fo:orphans="2" fo:widows="2"/>
      <style:text-properties style:font-name="Times New Roman" style:font-name-complex="Times New Roman1" style:font-size-complex="12pt"/>
    </style:style>
    <style:style style:name="P38" style:family="paragraph" style:parent-style-name="endnote_20_text" style:list-style-name="WWNum5">
      <style:paragraph-properties fo:text-align="justify" style:justify-single-word="false"/>
      <style:text-properties style:font-name="Times New Roman" style:font-name-complex="Times New Roman1"/>
    </style:style>
    <style:style style:name="P39" style:family="paragraph" style:parent-style-name="endnote_20_text" style:list-style-name="WWNum5">
      <style:paragraph-properties fo:text-align="justify" style:justify-single-word="false">
        <style:tab-stops>
          <style:tab-stop style:position="72pt"/>
        </style:tab-stops>
      </style:paragraph-properties>
      <style:text-properties style:font-name="Times New Roman" style:font-name-complex="Times New Roman1"/>
    </style:style>
    <style:style style:name="P40" style:family="paragraph" style:parent-style-name="endnote_20_text">
      <style:paragraph-properties fo:text-align="justify" style:justify-single-word="false"/>
      <style:text-properties style:font-name="Times New Roman" fo:font-weight="bold" style:font-weight-asian="bold" style:font-name-complex="Times New Roman1" style:font-weight-complex="bold"/>
    </style:style>
    <style:style style:name="P41" style:family="paragraph" style:parent-style-name="endnote_20_text" style:list-style-name="WWNum5">
      <style:paragraph-properties fo:text-align="justify" style:justify-single-word="false"/>
    </style:style>
    <style:style style:name="P42" style:family="paragraph" style:parent-style-name="Title" style:master-page-name="Standard">
      <style:paragraph-properties style:page-number="auto" style:border-line-width-bottom="0.11pt 0.11pt 0.11pt" fo:padding-left="0pt" fo:padding-right="0pt" fo:padding-top="0pt" fo:padding-bottom="0.99pt" fo:border-left="none" fo:border-right="none" fo:border-top="none" fo:border-bottom="0.31pt double #000001"/>
      <style:text-properties fo:font-weight="normal" style:font-weight-asian="normal"/>
    </style:style>
    <style:style style:name="P43" style:family="paragraph" style:parent-style-name="Title">
      <style:text-properties fo:font-size="14pt" style:font-size-asian="14pt"/>
    </style:style>
    <style:style style:name="P44" style:family="paragraph" style:parent-style-name="Title">
      <style:paragraph-properties style:border-line-width-bottom="0.11pt 0.11pt 0.11pt" fo:padding-left="0pt" fo:padding-right="0pt" fo:padding-top="0pt" fo:padding-bottom="0.99pt" fo:border-left="none" fo:border-right="none" fo:border-top="none" fo:border-bottom="0.31pt double #000001"/>
      <style:text-properties fo:font-size="14pt" style:font-size-asian="14pt"/>
    </style:style>
    <style:style style:name="T1" style:family="text">
      <style:text-properties fo:language="fr" fo:country="CA"/>
    </style:style>
    <style:style style:name="T2" style:family="text">
      <style:text-properties fo:language="fr" fo:country="CA" fo:font-weight="bold" style:font-weight-asian="bold"/>
    </style:style>
    <style:style style:name="T3" style:family="text">
      <style:text-properties fo:language="fr" fo:country="CA" fo:font-weight="bold" style:font-weight-asian="bold" style:font-weight-complex="bold"/>
    </style:style>
    <style:style style:name="T4" style:family="text">
      <style:text-properties fo:language="fr" fo:country="CA" style:font-weight-complex="bold"/>
    </style:style>
    <style:style style:name="T5" style:family="text">
      <style:text-properties fo:language="fr" fo:country="CA" style:text-underline-style="solid" style:text-underline-width="auto" style:text-underline-color="font-color"/>
    </style:style>
    <style:style style:name="T6" style:family="text">
      <style:text-properties fo:language="fr" fo:country="CA" style:text-underline-style="solid" style:text-underline-width="auto" style:text-underline-color="font-color" fo:font-weight="bold" style:font-weight-asian="bold"/>
    </style:style>
    <style:style style:name="T7" style:family="text">
      <style:text-properties fo:language="fr" fo:country="CA" fo:font-style="italic" style:font-style-asian="italic" style:font-style-complex="italic"/>
    </style:style>
    <style:style style:name="T8" style:family="text">
      <style:text-properties style:font-name="Times New Roman" style:font-name-complex="Times New Roman1"/>
    </style:style>
    <style:style style:name="T9" style:family="text">
      <style:text-properties style:font-name="Times New Roman" style:font-name-complex="Times New Roman1" style:font-weight-complex="bold"/>
    </style:style>
    <style:style style:name="T10" style:family="text">
      <style:text-properties style:font-name="Times New Roman" fo:font-weight="bold" style:font-weight-asian="bold" style:font-name-complex="Times New Roman1" style:font-weight-complex="bold"/>
    </style:style>
    <style:style style:name="T11" style:family="text">
      <style:text-properties style:text-underline-style="solid" style:text-underline-width="auto" style:text-underline-color="font-color" fo:font-weight="bold" style:font-weight-asian="bold"/>
    </style:style>
    <style:style style:name="T12" style:family="text">
      <style:text-properties fo:font-weight="bold" style:font-weight-asian="bold"/>
    </style:style>
    <style:style style:name="T13" style:family="text">
      <style:text-properties officeooo:rsid="00081b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8">420-P33-SU</text:p>
      <text:p text:style-name="P43">Programmation orientée objets II (Java avancé)</text:p>
      <text:p text:style-name="P14">AEC Programmation et conception de sites Web</text:p>
      <text:p text:style-name="P44">Travail pratique - Site E-Boutique </text:p>
      <text:p text:style-name="P1"/>
      <text:p text:style-name="P4">Pondération :</text:p>
      <text:p text:style-name="P37"><text:tab/>2<text:span text:style-name="T13">5</text:span> % de la note finale</text:p>
      <text:p text:style-name="P2"/>
      <text:p text:style-name="P4">Remise :</text:p>
      <text:list xml:id="list3687187874682613591" text:style-name="WWNum3">
        <text:list-item>
          <text:p text:style-name="P34">Suivre et inclure la même structure de répertoires que celle utilisée en classe;</text:p>
        </text:list-item>
        <text:list-item>
          <text:p text:style-name="P34">Déposer dans le DropBox l'ensemble de votre projet compressé au format .zip</text:p>
        </text:list-item>
        <text:list-item>
          <text:p text:style-name="P34">Déposer le script SQL de votre BDD avec les données</text:p>
        </text:list-item>
        <text:list-item>
          <text:p text:style-name="P34">S'il y a lieu ajouter un fichier README.TXT pour les configurations de votre projet</text:p>
        </text:list-item>
        <text:list-item>
          <text:p text:style-name="P35">Date de remise : denier cours.</text:p>
        </text:list-item>
      </text:list>
      <text:p text:style-name="P4"/>
      <text:p text:style-name="P4">Description:</text:p>
      <text:p text:style-name="P2"/>
      <text:p text:style-name="P5"><text:span text:style-name="T1">Écrire une application web qui permet à un internaute de </text:span><text:span text:style-name="T3">s’inscrire</text:span><text:span text:style-name="T1"> et de commander dans une E-Boutique.</text:span></text:p>
      <text:p text:style-name="P6"/>
      <text:p text:style-name="P6">Celui-ci pourra :</text:p>
      <text:p text:style-name="P6"><text:tab/>- s'inscrire sur le site web (juste login, mot de passe au minimum)</text:p>
      <text:p text:style-name="P6"><text:tab/>- afficher la liste des produits</text:p>
      <text:p text:style-name="P6"><text:tab/>- afficher les produits par catégorie </text:p>
      <text:p text:style-name="P5"><text:span text:style-name="T1"><text:tab/>- </text:span><text:span text:style-name="T4">remplir</text:span><text:span text:style-name="T1"> un panier d’achat à partir d’articles sélectionnés</text:span></text:p>
      <text:p text:style-name="P5"><text:span text:style-name="T1"><text:tab/>- </text:span><text:span text:style-name="T4">visualiser</text:span><text:span text:style-name="T1"> le contenu de ce panier d’achat, </text:span></text:p>
      <text:p text:style-name="P6"><text:tab/>- modifier les quantités des articles</text:p>
      <text:p text:style-name="P6"><text:tab/>- retirer un produit</text:p>
      <text:p text:style-name="P6"><text:tab/>- passer à la caisse</text:p>
      <text:p text:style-name="P5"><text:span text:style-name="T1"><text:tab/>- envoyer sa commande par </text:span><text:span text:style-name="T4">mail</text:span><text:span text:style-name="T1"> et sera </text:span><text:span text:style-name="T4">enregistrée dans une base de données</text:span><text:span text:style-name="T1">.</text:span></text:p>
      <text:p text:style-name="P7"/>
      <text:p text:style-name="P5"><text:span text:style-name="T1">Le catalogue des produits disponibles devra contenir au minimum </text:span><text:span text:style-name="T2">4 catégories</text:span><text:span text:style-name="T1">. Vous devrez utiliser une base de données Mysql sur le serveur web. </text:span></text:p>
      <text:p text:style-name="P2"><text:tab/></text:p>
      <text:p text:style-name="P5"><text:span text:style-name="T1">Pendant la session de magasinage en ligne, le panier d’achat de chaque client et le </text:span><text:span text:style-name="T4">client</text:span><text:span text:style-name="T1"> seront stockés dans leurs objets HttpSession.</text:span></text:p>
      <text:p text:style-name="P6"/>
      <text:p text:style-name="P6">Comme on ne sait pas à l’avance combien d’items l’usager placera dans son panier, il nous faudra choisir une structure de données dynamique pour l’implémenter. </text:p>
      <text:p text:style-name="P6">Java nous offre plusieurs choix de structures de ce genre. </text:p>
      <text:p text:style-name="P6"/>
      <text:p text:style-name="P6"/>
      <text:p text:style-name="P5"><text:soft-page-break/><text:span text:style-name="T1">Vous </text:span><text:span text:style-name="T2">devez</text:span><text:span text:style-name="T1"> utiliser dans ce TP une structure de type HashMap pour représenter le panier.</text:span></text:p>
      <text:p text:style-name="P6"/>
      <text:p text:style-name="P6">Un HashMap est un genre de tableau dynamique sous forme de clef / valeur, où la clef est la valeur sont des objets. </text:p>
      <text:p text:style-name="P6"/>
      <text:p text:style-name="P8"><text:span text:style-name="T5">Liste non exhaustive des méthodes de l'objet </text:span><text:span text:style-name="T6">HashMap:</text:span><text:span text:style-name="T5"> </text:span></text:p>
      <text:p text:style-name="P13">(S.V.P., consulter la documentation de l'API pour les détails complets de cette classe. Il est également recommandé de faire des petits tests avec la classe <text:span text:style-name="T11">HashMap</text:span><text:span text:style-name="T12"> </text:span>avant d'essayer de l'utiliser dans le contexte plus complexe du panier d'achat.)</text:p>
      <text:p text:style-name="P9"/>
      <text:list xml:id="list20051916163727095" text:style-name="WWNum6">
        <text:list-item>
          <text:p text:style-name="P24"><text:span text:style-name="T1">On obtient un nouvel objet </text:span><text:span text:style-name="T6">HashMap</text:span><text:span text:style-name="T2"> </text:span><text:span text:style-name="T1">à l’aide du constructeur </text:span><text:span text:style-name="T6">HashMap</text:span><text:span text:style-name="T2"> </text:span><text:span text:style-name="T1">()</text:span></text:p>
        </text:list-item>
      </text:list>
      <text:p text:style-name="P10"><text:tab/><text:tab/>Ex : Hashtable panier = new Hashtable();</text:p>
      <text:p text:style-name="P10"/>
      <text:list xml:id="list90713119297899" text:continue-numbering="true" text:style-name="WWNum6">
        <text:list-item>
          <text:p text:style-name="P27">On ajoute un objet dans le Hashtable avec la méthode put()</text:p>
        </text:list-item>
      </text:list>
      <text:p text:style-name="P10"><text:tab/><text:tab/>Ex 1 : panier.put(codeProduit, quantite);</text:p>
      <text:p text:style-name="P11"><text:span text:style-name="T1"><text:tab/><text:tab/>Ex 2 : panier.put(codeProduit, produit);//</text:span><text:span text:style-name="T7">produit</text:span><text:span text:style-name="T1"> étant </text:span></text:p>
      <text:p text:style-name="P28"><text:tab/><text:tab/> <text:s text:c="3"/>un objet de type classes Produit.</text:p>
      <text:p text:style-name="P10"/>
      <text:list xml:id="list90712446119863" text:continue-numbering="true" text:style-name="WWNum6">
        <text:list-item>
          <text:p text:style-name="P25">On récupère un objet du Hashtable avec la méthode get()</text:p>
        </text:list-item>
      </text:list>
      <text:p text:style-name="P10"><text:tab/><text:tab/>Ex : String quantite = (String)panier.get(codeProduit);</text:p>
      <text:p text:style-name="P10"/>
      <text:list xml:id="list90713984696906" text:continue-numbering="true" text:style-name="WWNum6">
        <text:list-item>
          <text:p text:style-name="P29">On supprime un objet du Hashtable avec la méthode remove()</text:p>
        </text:list-item>
      </text:list>
      <text:p text:style-name="P30">Ex : panier.remove(codeProduit);</text:p>
      <text:p text:style-name="P10"/>
      <text:list xml:id="list90713806100951" text:continue-numbering="true" text:style-name="WWNum6">
        <text:list-item>
          <text:p text:style-name="P24"><text:span text:style-name="T1">On obtient la liste des </text:span><text:span text:style-name="T5">clés</text:span><text:span text:style-name="T1"> d’un Hashtable à l’aide de la méthode keys() qui les place dans une Enumeration :</text:span></text:p>
        </text:list-item>
      </text:list>
      <text:p text:style-name="P10"><text:tab/>Enumeration <text:tab/>clesProduits = panier.keys();</text:p>
      <text:p text:style-name="P10"/>
      <text:list xml:id="list90712768343583" text:continue-numbering="true" text:style-name="WWNum6">
        <text:list-item>
          <text:p text:style-name="P31"><text:span text:style-name="T1">Puis on peut récupérer la liste des </text:span><text:span text:style-name="T5">valeurs</text:span><text:span text:style-name="T1"> stockées avec les méthodes hasMoreElements() et nextElement()</text:span></text:p>
        </text:list-item>
      </text:list>
      <text:p text:style-name="P12"/>
      <text:p text:style-name="P12"><text:tab/>while( clesProduits.hasMoreElements() ) {</text:p>
      <text:p text:style-name="P12"><text:tab/><text:tab/>codeProduit = (String) clesProduits.nextElement();</text:p>
      <text:p text:style-name="P12"><text:tab/><text:tab/>quantite <text:s text:c="3"/>= (String) panier.get(codeProduit);</text:p>
      <text:p text:style-name="P12"><text:tab/><text:tab/>out.println( "Produit choisi:" + codeProduit +</text:p>
      <text:p text:style-name="P12"><text:tab/><text:tab/><text:tab/><text:tab/> <text:s/>"Quantite:" <text:s text:c="6"/>+ quantite);</text:p>
      <text:p text:style-name="P12"><text:tab/>}</text:p>
      <text:p text:style-name="P33">Indices :</text:p>
      <text:p text:style-name="P2"/>
      <text:list xml:id="list4121853101749942137" text:style-name="WWNum7">
        <text:list-item>
          <text:p text:style-name="P22"><text:span text:style-name="T1">Lorsque vous n'êtes pas familier avec une classe donnée (par exemple </text:span><text:span text:style-name="T2">Hashtable</text:span><text:span text:style-name="T1">), faites d'abord de petits tests simples pour apprendre à la connaître avant d'essayer de l'intégrer dans votre application.</text:span></text:p>
        </text:list-item>
      </text:list>
      <text:p text:style-name="P2"/>
      <text:list xml:id="list90713214394039" text:continue-numbering="true" text:style-name="WWNum7">
        <text:list-item>
          <text:p text:style-name="P20"><text:soft-page-break/>Avant d'écrire le code Java, écrivez d'abord les étapes que vous devrez suivre sous forme de phrases. Ces phrases deviendront les commentaires de votre programme et vous écrirez votre code à la suite de ces commentaires. </text:p>
        </text:list-item>
      </text:list>
      <text:p text:style-name="P5"><text:span text:style-name="T1">Cette façon de faire vous oblige à </text:span><text:span text:style-name="T3"><text:s/>conceptualiser</text:span><text:span text:style-name="T1"> </text:span><text:span text:style-name="T3">d'abord</text:span><text:span text:style-name="T1"> ce qu'on vous demande de faire sans vous soucier des détails syntaxiques du langage. Cela devrait vous faciliter la tâche de conception de l'application. Un autre avantage de cette méthode est que vous aurez déjà écrit vos commentaires, une tâche souvent ennuyeuse et parfois escamotée lorsque reportée à la fin du projet.</text:span></text:p>
      <text:p text:style-name="P2"/>
      <text:p text:style-name="P2"/>
      <text:p text:style-name="P3"><text:span text:style-name="T1">Dans le cadre de ce TP vous </text:span><text:span text:style-name="T2">ne pouvez pas</text:span><text:span text:style-name="T1"> utiliser de template pour votre site web ni bootstrap. La mise en page de votre site web se fera à l'aide de la propriété css display:flex et non display:inline-block.</text:span></text:p>
      <text:p text:style-name="P2">liens : </text:p>
      <text:list xml:id="list4498857849948845037" text:style-name="WWNum8">
        <text:list-item>
          <text:p text:style-name="P36">http://www.w3schools.com/css/css3_flexbox.asp</text:p>
        </text:list-item>
        <text:list-item>
          <text:p text:style-name="P36">https://openclassrooms.com/courses/apprenez-a-creer-votre-site-web-avec-html5-et-css3/la-mise-en-page-avec-flexbox</text:p>
        </text:list-item>
      </text:list>
      <text:p text:style-name="P2"/>
      <text:p text:style-name="P17">Toutes améliorations au site seront fortement prisent en considération.</text:p>
      <text:p text:style-name="P16"/>
      <text:p text:style-name="P17">Suggestions d’amélioration :</text:p>
      <text:p text:style-name="P17"/>
      <text:list xml:id="list7991206915139725232" text:style-name="WWNum5">
        <text:list-item>
          <text:p text:style-name="P38">Administration pour le commerçant</text:p>
        </text:list-item>
        <text:list-item>
          <text:p text:style-name="P38">Informations utilisateur plus détaillées.</text:p>
        </text:list-item>
        <text:list-item>
          <text:p text:style-name="P38">Utilisation de nouvelles classes et méthodes non abordées durant le cours.</text:p>
        </text:list-item>
        <text:list-item>
          <text:p text:style-name="P38">Ajout de validation côté client (JavaScript).</text:p>
        </text:list-item>
        <text:list-item>
          <text:p text:style-name="P41"><text:span text:style-name="T8">Ajout Requête AJAX</text:span><text:span text:style-name="T10"> </text:span><text:span text:style-name="T9">pour améliorer l'expérience utilisateur</text:span></text:p>
        </text:list-item>
        <text:list-item>
          <text:p text:style-name="P39">Utilisation avancé des cookies : derniers articles consultés, encodage des cookies, proposer des articles en fonction des articles consultés. </text:p>
        </text:list-item>
      </text:list>
      <text:p text:style-name="P15"/>
      <text:p text:style-name="P15"/>
      <text:p text:style-name="P15"/>
      <text:p text:style-name="P15"/>
      <text:p text:style-name="P15"/>
      <text:p text:style-name="endnot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adornments="Regular" style:font-pitch="variable" style:font-charset="x-symbol"/>
    <style:font-face style:name="Lohit Devanagari1" svg:font-family="'Lohit Devanagari'"/>
    <style:font-face style:name="Courier New1" svg:font-family="'Courier New'"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Times New Roman1" style:font-size-asian="10pt" style:language-asian="fr" style:country-asian="C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36pt" style:writing-mode="page"/>
      <style:text-properties style:use-window-font-color="true" style:font-name="Times New Roman" fo:font-size="12pt" fo:language="fr" fo:country="CA" style:letter-kerning="true" style:font-name-asian="Times New Roman1" style:font-size-asian="10pt" style:language-asian="fr" style:country-asian="CA"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fo:language="en" fo:country="US" style:font-size-asian="12pt" style:language-asian="ar" style:country-asian="SA" style:font-size-complex="12pt" fo:hyphenate="false" fo:hyphenation-remain-char-count="2" fo:hyphenation-push-char-count="2"/>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class="text">
      <loext:graphic-properties draw:fill="solid" draw:fill-color="#cccccc"/>
      <style:paragraph-properties fo:background-color="#cccccc" fo:keep-with-next="always"/>
      <style:text-properties fo:language="fr" fo:country="CA" fo:font-style="italic" style:font-style-asian="italic" style:font-style-complex="italic"/>
    </style:style>
    <style:style style:name="Heading_20_2" style:display-name="Heading 2" style:family="paragraph" style:parent-style-name="Standard" style:next-style-name="Standard" style:default-outline-level="2" style:list-style-name="" style:class="text">
      <style:paragraph-properties fo:margin-top="11.99pt" fo:margin-bottom="3pt"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itre1" style:family="paragraph" style:parent-style-name="Standard" style:default-outline-level="">
      <style:paragraph-properties fo:margin-top="11.99pt" fo:margin-bottom="6.01pt"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Légende1" style:family="paragraph" style:parent-style-name="Standard" style:default-outline-level="">
      <style:paragraph-properties fo:margin-top="6.01pt" fo:margin-bottom="6.01pt"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Title" style:family="paragraph" style:parent-style-name="Standard" style:next-style-name="Subtitle" style:default-outline-level="" style:class="chapter">
      <style:paragraph-properties fo:text-align="center" style:justify-single-word="false"/>
      <style:text-properties fo:language="fr" fo:country="CA" fo:font-weight="bold" style:font-weight-asian="bold" style:font-weight-complex="bold"/>
    </style:style>
    <style:style style:name="Subtitle" style:family="paragraph" style:parent-style-name="Standard" style:default-outline-level="" style:class="chapter">
      <style:paragraph-properties>
        <style:tab-stops>
          <style:tab-stop style:position="463.49pt" style:type="right"/>
        </style:tab-stops>
      </style:paragraph-properties>
      <style:text-properties fo:language="fr" fo:country="CA" style:font-size-complex="10pt"/>
    </style:style>
    <style:style style:name="Text_20_body_20_indent" style:display-name="Text body indent" style:family="paragraph" style:parent-style-name="Standard" style:default-outline-level="" style:class="text">
      <style:paragraph-properties fo:margin-left="36pt" fo:margin-right="0pt" fo:text-indent="0pt" style:auto-text-indent="false"/>
      <style:text-properties fo:language="fr" fo:country="CA" fo:font-style="italic" style:font-style-asian="italic" style:font-style-complex="italic"/>
    </style:style>
    <style:style style:name="Corps_20_de_20_texte_20_21" style:display-name="Corps de texte 21" style:family="paragraph" style:parent-style-name="Standard" style:default-outline-level="">
      <style:text-properties fo:language="fr" fo:country="CA" style:font-size-complex="10pt"/>
    </style:style>
    <style:style style:name="endnote_20_text" style:display-name="endnote text" style:family="paragraph" style:parent-style-name="Standard" style:default-outline-level="">
      <style:paragraph-properties fo:orphans="0" fo:widows="0"/>
      <style:text-properties style:font-name="Courier New" fo:font-family="'Courier New'" style:font-family-generic="roman" style:font-pitch="variable" fo:language="fr" fo:country="CA"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14pt" fo:margin-bottom="14pt" loext:contextual-spacing="false"/>
      <style:text-properties style:font-name="Arial Unicode MS" fo:font-family="'Arial Unicode MS'" style:font-family-generic="roman" style:font-pitch="variable" fo:language="en" fo:country="CA"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eader" style:family="paragraph" style:parent-style-name="Standard" style:default-outline-level="" style:class="extra">
      <style:paragraph-properties>
        <style:tab-stops>
          <style:tab-stop style:position="216pt" style:type="center"/>
          <style:tab-stop style:position="432pt" style:type="right"/>
        </style:tab-stops>
      </style:paragraph-properties>
    </style:style>
    <style:style style:name="Footer" style:family="paragraph" style:parent-style-name="Standard" style:default-outline-level="" style:class="extra">
      <style:paragraph-properties>
        <style:tab-stops>
          <style:tab-stop style:position="216pt" style:type="center"/>
          <style:tab-stop style:position="432pt" style:type="right"/>
        </style:tab-stops>
      </style:paragraph-properties>
    </style:style>
    <style:style style:name="Texte_20_de_20_bulles1" style:display-name="Texte de bulles1"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0pt" style:auto-text-indent="false"/>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text-properties fo:font-style="normal" fo:font-weight="normal" style:font-style-asian="normal" style:font-weight-asian="normal"/>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Police_20_par_20_défaut1" style:display-name="Police par défaut1" style:family="text"/>
    <style:style style:name="Header_20_Char" style:display-name="Header Char" style:family="text" style:parent-style-name="Police_20_par_20_défaut1">
      <style:text-properties fo:font-size="12pt" fo:language="en" fo:country="US" style:font-size-asian="12pt" style:font-size-complex="12pt"/>
    </style:style>
    <style:style style:name="Footer_20_Char" style:display-name="Footer Char" style:family="text" style:parent-style-name="Police_20_par_20_défaut1">
      <style:text-properties fo:font-size="12pt" fo:language="en" fo:country="US" style:font-size-asian="12pt" style:font-size-complex="12pt"/>
    </style:style>
    <style:style style:name="Balloon_20_Text_20_Char" style:display-name="Balloon Text Char" style:family="text" style:parent-style-name="Police_20_par_20_défaut1">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Titre_20_2_20_Car" style:display-name="Titre 2 Car" style:family="text" style:parent-style-name="Default_20_Paragraph_20_Font">
      <style:text-properties style:font-name="Cambria" fo:font-family="Cambria" style:font-family-generic="roman" style:font-pitch="variable" fo:font-size="14pt" fo:language="en" fo:country="US" fo:font-style="italic" fo:font-weight="bold" style:font-name-asian="Times New Roman1" style:font-family-asian="'Times New Roman'" style:font-family-generic-asian="system" style:font-pitch-asian="variable" style:font-size-asian="14pt" style:language-asian="ar" style:country-asian="SA"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Car" style:display-name="Titre Car" style:family="text" style:parent-style-name="Default_20_Paragraph_20_Font">
      <style:text-properties fo:font-size="12pt" fo:font-weight="bold" style:font-size-asian="12pt" style:language-asian="ar" style:country-asian="SA" style:font-weight-asian="bold" style:font-size-complex="12pt" style:font-weight-complex="bold"/>
    </style:style>
    <style:style style:name="Sous-titre_20_Car" style:display-name="Sous-titre Car" style:family="text" style:parent-style-name="Default_20_Paragraph_20_Font">
      <style:text-properties fo:font-size="12pt" style:font-size-asian="12pt" style:language-asian="ar" style:country-asian="SA"/>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Symbol2" style:font-family-complex="Symbo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weight="bold" style:font-name-complex="Symbol2" style:font-family-complex="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21.6pt" fo:margin-left="21.6pt"/>
        </style:list-level-properties>
      </text:list-level-style-number>
      <text:list-level-style-number text:level="2" style:num-format="">
        <style:list-level-properties text:list-level-position-and-space-mode="label-alignment">
          <style:list-level-label-alignment text:label-followed-by="nothing" fo:text-indent="-28.8pt" fo:margin-left="28.8pt"/>
        </style:list-level-properties>
      </text:list-level-style-number>
      <text:list-level-style-number text:level="3" style:num-format="">
        <style:list-level-properties text:list-level-position-and-space-mode="label-alignment">
          <style:list-level-label-alignment text:label-followed-by="nothing" fo:text-indent="-36pt" fo:margin-left="36pt"/>
        </style:list-level-properties>
      </text:list-level-style-number>
      <text:list-level-style-number text:level="4" style:num-format="">
        <style:list-level-properties text:list-level-position-and-space-mode="label-alignment">
          <style:list-level-label-alignment text:label-followed-by="nothing" fo:text-indent="-43.2pt" fo:margin-left="43.2pt"/>
        </style:list-level-properties>
      </text:list-level-style-number>
      <text:list-level-style-number text:level="5" style:num-format="">
        <style:list-level-properties text:list-level-position-and-space-mode="label-alignment">
          <style:list-level-label-alignment text:label-followed-by="nothing" fo:text-indent="-50.4pt" fo:margin-left="50.4pt"/>
        </style:list-level-properties>
      </text:list-level-style-number>
      <text:list-level-style-number text:level="6" style:num-format="">
        <style:list-level-properties text:list-level-position-and-space-mode="label-alignment">
          <style:list-level-label-alignment text:label-followed-by="nothing" fo:text-indent="-57.6pt" fo:margin-left="57.6pt"/>
        </style:list-level-properties>
      </text:list-level-style-number>
      <text:list-level-style-number text:level="7" style:num-format="">
        <style:list-level-properties text:list-level-position-and-space-mode="label-alignment">
          <style:list-level-label-alignment text:label-followed-by="nothing" fo:text-indent="-64.8pt" fo:margin-left="64.8pt"/>
        </style:list-level-properties>
      </text:list-level-style-number>
      <text:list-level-style-number text:level="8" style:num-format="">
        <style:list-level-properties text:list-level-position-and-space-mode="label-alignment">
          <style:list-level-label-alignment text:label-followed-by="nothing" fo:text-indent="-72pt" fo:margin-left="72pt"/>
        </style:list-level-properties>
      </text:list-level-style-number>
      <text:list-level-style-number text:level="9" style:num-format="">
        <style:list-level-properties text:list-level-position-and-space-mode="label-alignment">
          <style:list-level-label-alignment text:label-followed-by="nothing" fo:text-indent="-79.2pt" fo:margin-left="79.2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56.24pt" fo:text-indent="-18pt" fo:margin-left="56.24pt"/>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54pt" fo:text-indent="-18pt" fo:margin-left="54pt"/>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90pt" fo:text-indent="-18pt" fo:margin-left="90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fo:text-indent="-18pt" fo:margin-left="72pt"/>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18pt" fo:margin-left="180pt"/>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1"/>
      </text:list-level-style-bullet>
      <text:list-level-style-bullet text:level="8" text:style-name="ListLabel_20_7" style:num-suffix="o" text:bullet-char="o">
        <style:list-level-properties text:list-level-position-and-space-mode="label-alignment">
          <style:list-level-label-alignment text:label-followed-by="listtab" fo:text-indent="-18pt" fo:margin-left="288pt"/>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612pt" fo:page-height="792pt" style:num-format="1" style:print-orientation="portrait" fo:margin-top="72pt" fo:margin-bottom="72pt" fo:margin-left="72pt" fo:margin-right="72pt" style:writing-mode="lr-tb" style:layout-grid-color="#c0c0c0" style:layout-grid-lines="35" style:layout-grid-base-height="11.99pt" style:layout-grid-ruby-height="6.0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3.8pt" fo:margin-left="0pt" fo:margin-right="0pt" fo:margin-top="10.94pt" style:dynamic-spacing="true"/>
      </style:footer-style>
    </style:page-layout>
    <style:page-layout style:name="Mpm2">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header-footer-properties fo:min-height="14.14pt" fo:margin-left="0pt" fo:margin-right="0pt" fo:margin-bottom="0pt"/>
      </style:header-style>
      <style:footer-style>
        <style:header-footer-properties fo:min-height="14.14pt" fo:margin-left="0pt" fo:margin-right="0pt" fo:margin-top="0pt"/>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vail pratique final</dc:title>
    <meta:initial-creator>ctrembla</meta:initial-creator>
    <meta:editing-cycles>16</meta:editing-cycles>
    <meta:print-date>2005-09-27T15:12:00</meta:print-date>
    <meta:creation-date>2015-03-03T15:09:00</meta:creation-date>
    <dc:date>2018-02-28T09:07:12.078397675</dc:date>
    <meta:editing-duration>PT3H3M3S</meta:editing-duration>
    <meta:generator>LibreOffice/5.1.6.2$Linux_X86_64 LibreOffice_project/10m0$Build-2</meta:generator>
    <meta:document-statistic meta:table-count="0" meta:image-count="0" meta:object-count="0" meta:page-count="3" meta:paragraph-count="68" meta:word-count="734" meta:character-count="4748" meta:non-whitespace-character-count="403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